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252in"/>
    </style:style>
    <style:style style:name="co2" style:family="table-column">
      <style:table-column-properties fo:break-before="auto" style:column-width="3.2008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296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c2300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ackground-color="#0000ff"/>
    </style:style>
    <style:style style:name="gr1" style:family="graphic">
      <style:graphic-properties svg:stroke-width="0.0201in" svg:stroke-color="#800080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svg:stroke-width="0.0201in" svg:stroke-color="#808000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201in" svg:stroke-color="#00ffff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draw:stroke="dash" draw:stroke-dash="Fine_20_Dashed_20__28_var_29_" svg:stroke-width="0.0201in" svg:stroke-color="#00ffff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draw:stroke="none" svg:stroke-width="0.0201in" svg:stroke-color="#000000" draw:fill="none" draw:fill-color="#ffffff" fo:min-height="0.1752in"/>
    </style:style>
    <style:style style:name="gr6" style:family="graphic">
      <style:graphic-properties draw:stroke="dash" draw:stroke-dash="Ultrafine_20_Dashed" svg:stroke-width="0.0201in" svg:stroke-color="#00ffff" draw:textarea-horizontal-align="center" draw:textarea-vertical-align="middle" fo:padding-top="0.0098in" fo:padding-bottom="0.0098in" fo:padding-left="0.0098in" fo:padding-right="0.0098in"/>
    </style:style>
    <style:style style:name="gr7" style:family="graphic">
      <style:graphic-properties draw:stroke="dash" draw:stroke-dash="Ultrafine_20_Dashed" svg:stroke-width="0.0201in" svg:stroke-color="#0000ff" draw:textarea-horizontal-align="center" draw:textarea-vertical-align="middle" fo:padding-top="0.0098in" fo:padding-bottom="0.0098in" fo:padding-left="0.0098in" fo:padding-right="0.0098in"/>
    </style:style>
    <style:style style:name="gr8" style:family="graphic">
      <style:graphic-properties draw:stroke="none" draw:stroke-dash="Ultrafine_20_Dashed" svg:stroke-width="0.0201in" svg:stroke-color="#000000" draw:fill="none" draw:fill-color="#ffffff" fo:min-height="0.2957in" fo:padding-top="0.0098in" fo:padding-bottom="0.0098in" fo:padding-left="0.0098in" fo:padding-right="0.0098in"/>
    </style:style>
    <style:style style:name="gr9" style:family="graphic">
      <style:graphic-properties draw:stroke="dash" draw:stroke-dash="Ultrafine_20_Dashed" svg:stroke-width="0.0201in" svg:stroke-color="#ff0000" draw:textarea-horizontal-align="center" draw:textarea-vertical-align="middle" fo:padding-top="0.0098in" fo:padding-bottom="0.0098in" fo:padding-left="0.0098in" fo:padding-right="0.0098in"/>
    </style:style>
    <style:style style:name="gr10" style:family="graphic">
      <style:graphic-properties draw:stroke="dash" draw:stroke-dash="Ultrafine_20_Dashed" svg:stroke-width="0.0201in" svg:stroke-color="#008080" draw:textarea-horizontal-align="center" draw:textarea-vertical-align="middle" fo:padding-top="0.0098in" fo:padding-bottom="0.0098in" fo:padding-left="0.0098in" fo:padding-right="0.0098in"/>
    </style:style>
    <style:style style:name="gr11" style:family="graphic">
      <style:graphic-properties draw:stroke="none" draw:stroke-dash="Ultrafine_20_Dashed" svg:stroke-width="0.0201in" svg:stroke-color="#000000" draw:fill="none" draw:fill-color="#ffffff" fo:min-height="0.0217in" fo:padding-top="0.0098in" fo:padding-bottom="0.0098in" fo:padding-left="0.0098in" fo:padding-right="0.0098in"/>
    </style:style>
    <style:style style:name="gr12" style:family="graphic">
      <style:graphic-properties draw:stroke="none" draw:stroke-dash="Ultrafine_20_Dashed" svg:stroke-width="0.0201in" svg:stroke-color="#000000" draw:fill="none" draw:fill-color="#ffffff" fo:min-height="0.263in" fo:padding-top="0.0098in" fo:padding-bottom="0.0098in" fo:padding-left="0.0098in" fo:padding-right="0.0098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8.561in" svg:y1="1.8409in" svg:x2="7.5579in" svg:y2="1.8409in">
            <text:p/>
          </draw:line>
          <draw:line draw:z-index="1" draw:style-name="gr1" draw:text-style-name="P1" svg:x1="7.5122in" svg:y1="1.0083in" svg:x2="7.5579in" svg:y2="1.8409in">
            <text:p/>
          </draw:line>
          <draw:line draw:z-index="2" draw:style-name="gr2" draw:text-style-name="P1" svg:x1="8.185in" svg:y1="2.9697in" svg:x2="8.1965in" svg:y2="1.1724in">
            <text:p/>
          </draw:line>
          <draw:line draw:z-index="3" draw:style-name="gr2" draw:text-style-name="P1" svg:x1="8.5382in" svg:y1="1.1724in" svg:x2="8.185in" svg:y2="1.1724in">
            <text:p/>
          </draw:line>
          <draw:line draw:z-index="4" draw:style-name="gr2" draw:text-style-name="P1" svg:x1="8.2079in" svg:y1="1.5012in" svg:x2="8.5496in" svg:y2="1.5012in">
            <text:p/>
          </draw:line>
          <draw:line draw:z-index="5" draw:style-name="gr3" draw:text-style-name="P1" svg:x1="9.2677in" svg:y1="1.4795in" svg:x2="9.5299in" svg:y2="1.4902in">
            <text:p/>
          </draw:line>
          <draw:line draw:z-index="6" draw:style-name="gr3" draw:text-style-name="P1" svg:x1="9.0969in" svg:y1="2.1587in" svg:x2="9.5299in" svg:y2="1.5122in">
            <text:p/>
          </draw:line>
          <draw:line draw:z-index="7" draw:style-name="gr3" draw:text-style-name="P1" svg:x1="9.2563in" svg:y1="2.1697in" svg:x2="9.074in" svg:y2="2.1587in">
            <text:p/>
          </draw:line>
          <draw:line draw:z-index="8" draw:style-name="gr4" draw:text-style-name="P1" svg:x1="9.9634in" svg:y1="1.8193in" svg:x2="10.2937in" svg:y2="1.8193in">
            <text:p/>
          </draw:line>
          <draw:line draw:z-index="9" draw:style-name="gr3" draw:text-style-name="P1" svg:x1="10.5445in" svg:y1="1.8193in" svg:x2="10.328in" svg:y2="1.8193in">
            <text:p/>
          </draw:line>
          <draw:frame draw:z-index="10" draw:style-name="gr5" svg:width="0.9575in" svg:height="0.1846in" svg:x="10.2484in" svg:y="1.589in">
            <draw:text-box>
              <text:p>To Node PCB</text:p>
            </draw:text-box>
          </draw:frame>
          <draw:line draw:z-index="11" draw:style-name="gr4" draw:text-style-name="P1" svg:x1="8.9031in" svg:y1="9.7201in" svg:x2="9.2335in" svg:y2="9.7201in">
            <text:p/>
          </draw:line>
          <draw:frame draw:z-index="12" draw:style-name="gr5" svg:width="1.3681in" svg:height="0.3689in" svg:x="7.9681in" svg:y="9.5445in">
            <draw:text-box>
              <text:p>From Long Distance I2C</text:p>
            </draw:text-box>
          </draw:frame>
          <draw:line draw:z-index="13" draw:style-name="gr3" draw:text-style-name="P1" svg:x1="10.6472in" svg:y1="2.1476in" svg:x2="10.9094in" svg:y2="2.1476in">
            <text:p/>
          </draw:line>
          <draw:line draw:z-index="14" draw:style-name="gr3" draw:text-style-name="P1" svg:x1="10.9323in" svg:y1="2.4657in" svg:x2="10.9209in" svg:y2="2.1366in">
            <text:p/>
          </draw:line>
          <draw:line draw:z-index="15" draw:style-name="gr3" draw:text-style-name="P1" svg:x1="10.4874in" svg:y1="2.4547in" svg:x2="10.9551in" svg:y2="2.4547in">
            <text:p/>
          </draw:line>
          <draw:line draw:z-index="16" draw:style-name="gr3" draw:text-style-name="P1" svg:x1="10.4421in" svg:y1="4.4598in" svg:x2="10.6358in" svg:y2="4.4598in">
            <text:p/>
          </draw:line>
          <draw:line draw:z-index="17" draw:style-name="gr3" draw:text-style-name="P1" svg:x1="10.4988in" svg:y1="2.4547in" svg:x2="10.4764in" svg:y2="4.4709in">
            <text:p/>
          </draw:line>
          <draw:line draw:z-index="18" draw:style-name="gr6" draw:text-style-name="P1" svg:x1="9.9406in" svg:y1="9.7315in" svg:x2="10.0657in" svg:y2="9.7205in">
            <text:p/>
          </draw:line>
          <draw:line draw:z-index="19" draw:style-name="gr6" draw:text-style-name="P1" svg:x1="9.735in" svg:y1="5.7752in" svg:x2="9.952in" svg:y2="5.7858in">
            <text:p/>
          </draw:line>
          <draw:line draw:z-index="20" draw:style-name="gr6" draw:text-style-name="P1" svg:x1="10.1in" svg:y1="9.7091in" svg:x2="10.0886in" svg:y2="9.0843in">
            <text:p/>
          </draw:line>
          <draw:line draw:z-index="21" draw:style-name="gr6" draw:text-style-name="P1" svg:x1="9.7693in" svg:y1="9.0626in" svg:x2="10.0657in" svg:y2="9.0736in">
            <text:p/>
          </draw:line>
          <draw:line draw:z-index="22" draw:style-name="gr6" draw:text-style-name="P1" svg:x1="9.735in" svg:y1="5.7858in" svg:x2="9.7693in" svg:y2="9.0736in">
            <text:p/>
          </draw:line>
          <draw:line draw:z-index="23" draw:style-name="gr6" draw:text-style-name="P1" svg:x1="10.465in" svg:y1="4.4709in" svg:x2="10.465in" svg:y2="5.4465in">
            <text:p/>
          </draw:line>
          <draw:line draw:z-index="24" draw:style-name="gr6" draw:text-style-name="P1" svg:x1="9.724in" svg:y1="5.4681in" svg:x2="10.465in" svg:y2="5.4681in">
            <text:p/>
          </draw:line>
          <draw:line draw:z-index="25" draw:style-name="gr6" draw:text-style-name="P1" svg:x1="9.735in" svg:y1="5.7752in" svg:x2="9.735in" svg:y2="5.4791in">
            <text:p/>
          </draw:line>
          <draw:line draw:z-index="26" draw:style-name="gr7" draw:text-style-name="P1" svg:x1="11.3425in" svg:y1="4.4709in" svg:x2="11.639in" svg:y2="4.4709in">
            <text:p/>
          </draw:line>
          <draw:line draw:z-index="27" draw:style-name="gr7" draw:text-style-name="P1" svg:x1="9.952in" svg:y1="4.1201in" svg:x2="11.6276in" svg:y2="4.1201in">
            <text:p/>
          </draw:line>
          <draw:line draw:z-index="28" draw:style-name="gr7" draw:text-style-name="P1" svg:x1="11.3425in" svg:y1="5.7638in" svg:x2="11.6732in" svg:y2="5.7748in">
            <text:p/>
          </draw:line>
          <draw:line draw:z-index="29" draw:style-name="gr7" draw:text-style-name="P1" svg:x1="11.3539in" svg:y1="8.7228in" svg:x2="11.6732in" svg:y2="8.7228in">
            <text:p/>
          </draw:line>
          <draw:line draw:z-index="30" draw:style-name="gr6" draw:text-style-name="P1" svg:x1="10.2937in" svg:y1="10.3665in" svg:x2="10.6244in" svg:y2="10.3665in">
            <text:p/>
          </draw:line>
          <draw:frame draw:z-index="31" draw:style-name="gr8" svg:width="1.2197in" svg:height="0.3886in" svg:x="9.2677in" svg:y="10.2024in">
            <draw:text-box>
              <text:p>From GPS Data to ARM</text:p>
            </draw:text-box>
          </draw:frame>
          <draw:line draw:z-index="32" draw:style-name="gr6" draw:text-style-name="P1" svg:x1="11.4795in" svg:y1="8.7228in" svg:x2="11.5134in" svg:y2="10.0598in">
            <text:p/>
          </draw:line>
          <draw:line draw:z-index="33" draw:style-name="gr6" draw:text-style-name="P1" svg:x1="10.4874in" svg:y1="10.0815in" svg:x2="11.5134in" svg:y2="10.0705in">
            <text:p/>
          </draw:line>
          <draw:line draw:z-index="34" draw:style-name="gr6" draw:text-style-name="P1" svg:x1="10.4988in" svg:y1="10.3665in" svg:x2="10.4988in" svg:y2="10.1035in">
            <text:p/>
          </draw:line>
          <draw:line draw:z-index="35" draw:style-name="gr7" draw:text-style-name="P1" svg:x1="9.952in" svg:y1="10.0488in" svg:x2="10.385in" svg:y2="10.0598in">
            <text:p/>
          </draw:line>
          <draw:line draw:z-index="36" draw:style-name="gr7" draw:text-style-name="P1" svg:x1="10.385in" svg:y1="8.7445in" svg:x2="10.3965in" svg:y2="10.0598in">
            <text:p/>
          </draw:line>
          <draw:line draw:z-index="37" draw:style-name="gr7" draw:text-style-name="P1" svg:x1="10.6358in" svg:y1="8.7445in" svg:x2="10.3965in" svg:y2="8.7445in">
            <text:p/>
          </draw:line>
          <draw:line draw:z-index="38" draw:style-name="gr7" draw:text-style-name="P1" svg:x1="11.6276in" svg:y1="4.1205in" svg:x2="11.7075in" svg:y2="7.0902in">
            <text:p/>
          </draw:line>
          <draw:line draw:z-index="39" draw:style-name="gr7" draw:text-style-name="P1" svg:x1="12.015in" svg:y1="7.0902in" svg:x2="11.6961in" svg:y2="7.0791in">
            <text:p/>
          </draw:line>
          <draw:line draw:z-index="40" draw:style-name="gr7" draw:text-style-name="P1" svg:x1="11.6618in" svg:y1="8.7339in" svg:x2="11.7075in" svg:y2="7.0791in">
            <text:p/>
          </draw:line>
          <draw:line draw:z-index="41" draw:style-name="gr9" draw:text-style-name="P1" svg:x1="10.6587in" svg:y1="4.8106in" svg:x2="11.8441in" svg:y2="4.8106in">
            <text:p/>
          </draw:line>
          <draw:line draw:z-index="42" draw:style-name="gr9" draw:text-style-name="P1" svg:x1="11.8555in" svg:y1="7.3969in" svg:x2="11.8327in" svg:y2="4.789in">
            <text:p/>
          </draw:line>
          <draw:line draw:z-index="43" draw:style-name="gr9" draw:text-style-name="P1" svg:x1="12.0378in" svg:y1="7.3969in" svg:x2="11.8555in" svg:y2="7.3969in">
            <text:p/>
          </draw:line>
          <draw:line draw:z-index="44" draw:style-name="gr9" draw:text-style-name="P1" svg:x1="10.6472in" svg:y1="5.1067in" svg:x2="11.5248in" svg:y2="5.1067in">
            <text:p/>
          </draw:line>
          <draw:line draw:z-index="45" draw:style-name="gr9" draw:text-style-name="P1" svg:x1="11.5819in" svg:y1="7.7256in" svg:x2="11.5476in" svg:y2="5.1177in">
            <text:p/>
          </draw:line>
          <draw:line draw:z-index="46" draw:style-name="gr9" draw:text-style-name="P1" svg:x1="12.0264in" svg:y1="7.7256in" svg:x2="11.5819in" svg:y2="7.7146in">
            <text:p/>
          </draw:line>
          <draw:line draw:z-index="47" draw:style-name="gr9" draw:text-style-name="P1" svg:x1="12.7449in" svg:y1="7.0902in" svg:x2="13.0181in" svg:y2="7.0902in">
            <text:p/>
          </draw:line>
          <draw:line draw:z-index="48" draw:style-name="gr9" draw:text-style-name="P1" svg:x1="13.0071in" svg:y1="6.8051in" svg:x2="13.0071in" svg:y2="7.1008in">
            <text:p/>
          </draw:line>
          <draw:line draw:z-index="49" draw:style-name="gr9" draw:text-style-name="P1" svg:x1="11.8555in" svg:y1="6.7831in" svg:x2="12.9957in" svg:y2="6.7831in">
            <text:p/>
          </draw:line>
          <draw:line draw:z-index="50" draw:style-name="gr9" draw:text-style-name="P1" svg:x1="11.5705in" svg:y1="6.772in" svg:x2="11.8783in" svg:y2="6.7831in">
            <text:p/>
          </draw:line>
          <draw:ellipse draw:z-index="51" draw:style-name="gr9" draw:text-style-name="P1" svg:width="0.1142in" svg:height="0.0547in" svg:x="11.5134in" svg:y="6.7394in">
            <text:p/>
          </draw:ellipse>
          <draw:ellipse draw:z-index="52" draw:style-name="gr9" draw:text-style-name="P1" svg:width="0.0799in" svg:height="0.0657in" svg:x="11.8098in" svg:y="6.7504in">
            <text:p/>
          </draw:ellipse>
          <draw:line draw:z-index="53" draw:style-name="gr10" draw:text-style-name="P1" svg:x1="12.7335in" svg:y1="7.4189in" svg:x2="13.0185in" svg:y2="7.4189in">
            <text:p/>
          </draw:line>
          <draw:line draw:z-index="54" draw:style-name="gr10" draw:text-style-name="P1" svg:x1="12.7449in" svg:y1="7.7587in" svg:x2="13.0299in" svg:y2="7.7587in">
            <text:p/>
          </draw:line>
          <draw:line draw:z-index="55" draw:style-name="gr10" draw:text-style-name="P1" svg:x1="13.0071in" svg:y1="7.1008in" svg:x2="13.0299in" svg:y2="8.0764in">
            <text:p/>
          </draw:line>
          <draw:line draw:z-index="56" draw:style-name="gr10" draw:text-style-name="P1" svg:x1="13.3945in" svg:y1="8.0764in" svg:x2="13.0413in" svg:y2="8.0874in">
            <text:p/>
          </draw:line>
          <draw:line draw:z-index="57" draw:style-name="gr10" draw:text-style-name="P1" svg:x1="13.4173in" svg:y1="8.3831in" svg:x2="13.0528in" svg:y2="8.3941in">
            <text:p/>
          </draw:line>
          <draw:line draw:z-index="58" draw:style-name="gr10" draw:text-style-name="P1" svg:x1="13.0185in" svg:y1="8.0764in" svg:x2="13.0413in" svg:y2="8.4161in">
            <text:p/>
          </draw:line>
          <draw:line draw:z-index="59" draw:style-name="gr10" draw:text-style-name="P1" svg:x1="12.0496in" svg:y1="10.3665in" svg:x2="13.0866in" svg:y2="10.3886in">
            <text:p/>
          </draw:line>
          <draw:line draw:z-index="60" draw:style-name="gr6" draw:text-style-name="P1" svg:x1="13.0413in" svg:y1="8.4051in" svg:x2="13.0756in" svg:y2="10.3886in">
            <text:p/>
          </draw:line>
          <draw:line draw:z-index="61" draw:style-name="gr10" draw:text-style-name="P1" svg:x1="10.465in" svg:y1="4.4819in" svg:x2="9.724in" svg:y2="4.4819in">
            <text:p/>
          </draw:line>
          <draw:line draw:z-index="62" draw:style-name="gr10" draw:text-style-name="P1" svg:x1="9.2677in" svg:y1="1.1508in" svg:x2="9.6555in" svg:y2="1.1508in">
            <text:p/>
          </draw:line>
          <draw:frame draw:z-index="63" draw:style-name="gr11" svg:width="1.1283in" svg:height="0.2043in" svg:x="9.7126in" svg:y="1.074in">
            <draw:text-box>
              <text:p>To Arm board</text:p>
            </draw:text-box>
          </draw:frame>
          <draw:frame draw:z-index="64" draw:style-name="gr12" svg:width="1.5961in" svg:height="0.2827in" svg:x="8.3445in" svg:y="4.3067in">
            <draw:text-box>
              <text:p>GPSr communication</text:p>
            </draw:text-box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13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Tasks</text:p>
          </table:table-cell>
          <table:table-cell office:value-type="string">
            <text:p>Validation</text:p>
          </table:table-cell>
          <table:table-cell office:value-type="string">
            <text:p>Assignee</text:p>
          </table:table-cell>
          <table:table-cell office:value-type="string">
            <text:p>Deadli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>
            <text:p>13 Feb</text:p>
          </table:table-cell>
          <table:table-cell office:value-type="string">
            <text:p>20 Feb</text:p>
          </table:table-cell>
          <table:table-cell office:value-type="string">
            <text:p>27 Feb</text:p>
          </table:table-cell>
          <table:table-cell office:value-type="string">
            <text:p>5 Mar</text:p>
          </table:table-cell>
          <table:table-cell office:value-type="string">
            <text:p>12 Mar</text:p>
          </table:table-cell>
          <table:table-cell office:value-type="string">
            <text:p>19 Mar</text:p>
          </table:table-cell>
          <table:table-cell office:value-type="string">
            <text:p>26 Mar</text:p>
          </table:table-cell>
          <table:table-cell office:value-type="string">
            <text:p>2 Apr</text:p>
          </table:table-cell>
          <table:table-cell office:value-type="string">
            <text:p>9 Apr</text:p>
          </table:table-cell>
          <table:table-cell office:value-type="string">
            <text:p>16 Apr</text:p>
          </table:table-cell>
          <table:table-cell office:value-type="string">
            <text:p>23 Apr</text:p>
          </table:table-cell>
          <table:table-cell office:value-type="string">
            <text:p>30 Apr</text:p>
          </table:table-cell>
          <table:table-cell office:value-type="string">
            <text:p>7 May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ommunication Primitives</text:p>
          </table:table-cell>
          <table:table-cell table:number-columns-repeated="18"/>
        </table:table-row>
        <table:table-row table:style-name="ro3">
          <table:table-cell office:value-type="string">
            <text:p>I2C Communication</text:p>
          </table:table-cell>
          <table:table-cell office:value-type="string">
            <text:p>Milestone 1</text:p>
          </table:table-cell>
          <table:table-cell office:value-type="string">
            <text:p>Via, Justin</text:p>
          </table:table-cell>
          <table:table-cell office:value-type="string">
            <text:p><text:s/>–</text:p>
          </table:table-cell>
          <table:table-cell table:style-name="ce3"/>
          <table:table-cell table:number-columns-repeated="14"/>
        </table:table-row>
        <table:table-row table:style-name="ro3">
          <table:table-cell office:value-type="string">
            <text:p>GPSr UART communication</text:p>
          </table:table-cell>
          <table:table-cell office:value-type="string">
            <text:p>Using a bus sniffer, verify that NMEA data is travelling over the UART. <text:s/>Then using a bus master device, request position data over I2C</text:p>
          </table:table-cell>
          <table:table-cell office:value-type="string">
            <text:p>Via</text:p>
          </table:table-cell>
          <table:table-cell office:value-type="string">
            <text:p>1 March</text:p>
          </table:table-cell>
          <table:table-cell table:number-columns-repeated="2"/>
          <table:table-cell table:style-name="ce3"/>
          <table:table-cell table:number-columns-repeated="12"/>
        </table:table-row>
        <table:table-row table:style-name="ro3">
          <table:table-cell office:value-type="string">
            <text:p>PIC to MiWi communication</text:p>
          </table:table-cell>
          <table:table-cell office:value-type="string">
            <text:p>Successful read &amp; write to MiWi registers (e.g. set Tx power, then read to verify setting)</text:p>
          </table:table-cell>
          <table:table-cell office:value-type="string">
            <text:p>Via</text:p>
          </table:table-cell>
          <table:table-cell office:value-type="string">
            <text:p>1 March</text:p>
          </table:table-cell>
          <table:table-cell table:number-columns-repeated="2"/>
          <table:table-cell table:style-name="ce3"/>
          <table:table-cell table:number-columns-repeated="12"/>
        </table:table-row>
        <table:table-row table:style-name="ro3">
          <table:table-cell office:value-type="string">
            <text:p>Long Distance I2C Communication</text:p>
          </table:table-cell>
          <table:table-cell office:value-type="string">
            <text:p>Successful reliable communications along 75'+ of cabling</text:p>
          </table:table-cell>
          <table:table-cell office:value-type="string">
            <text:p>Mitch</text:p>
          </table:table-cell>
          <table:table-cell office:value-type="string">
            <text:p>6 March</text:p>
          </table:table-cell>
          <table:table-cell table:number-columns-repeated="2"/>
          <table:table-cell table:style-name="ce3" table:number-columns-repeated="2"/>
          <table:table-cell table:number-columns-repeated="11"/>
        </table:table-row>
        <table:table-row table:style-name="ro3">
          <table:table-cell office:value-type="string">
            <text:p>MiWi &lt;&gt; MiWi communication</text:p>
          </table:table-cell>
          <table:table-cell office:value-type="string">
            <text:p>Sending predetermined bytestrings over MiWi with confirmed reception</text:p>
          </table:table-cell>
          <table:table-cell office:value-type="string">
            <text:p>Via, Mitch</text:p>
          </table:table-cell>
          <table:table-cell office:value-type="string">
            <text:p>16 March</text:p>
          </table:table-cell>
          <table:table-cell table:number-columns-repeated="3"/>
          <table:table-cell table:style-name="ce3" table:number-columns-repeated="2"/>
          <table:table-cell table:number-columns-repeated="10"/>
        </table:table-row>
        <table:table-row table:style-name="ro3">
          <table:table-cell table:number-columns-repeated="19"/>
        </table:table-row>
        <table:table-row table:style-name="ro3">
          <table:table-cell table:style-name="ce1" office:value-type="string">
            <text:p>PIC Software</text:p>
          </table:table-cell>
          <table:table-cell table:style-name="Default" table:number-columns-repeated="2"/>
          <table:table-cell table:number-columns-repeated="16"/>
        </table:table-row>
        <table:table-row table:style-name="ro3">
          <table:table-cell office:value-type="string">
            <text:p>Adapt existing 2680 code to 45J10</text:p>
          </table:table-cell>
          <table:table-cell office:value-type="string">
            <text:p>Using a bus sniffer, verify I2C read/write operations are successful to all 45J10 devices</text:p>
          </table:table-cell>
          <table:table-cell office:value-type="string">
            <text:p>Via</text:p>
          </table:table-cell>
          <table:table-cell office:value-type="string">
            <text:p>28 February</text:p>
          </table:table-cell>
          <table:table-cell/>
          <table:table-cell table:style-name="ce3"/>
          <table:table-cell table:number-columns-repeated="13"/>
        </table:table-row>
        <table:table-row table:style-name="ro3">
          <table:table-cell table:number-columns-repeated="19"/>
        </table:table-row>
        <table:table-row table:style-name="ro3">
          <table:table-cell table:style-name="ce1" office:value-type="string">
            <text:p>Arm Board Software</text:p>
          </table:table-cell>
          <table:table-cell table:number-columns-repeated="18"/>
        </table:table-row>
        <table:table-row table:style-name="ro3">
          <table:table-cell office:value-type="string">
            <text:p>Test Position Data to Web Server</text:p>
          </table:table-cell>
          <table:table-cell office:value-type="string">
            <text:p>Changing position data is able to be displayed on the webpage (even if the 'changing' data is just hardcoded at this time)</text:p>
          </table:table-cell>
          <table:table-cell office:value-type="string">
            <text:p>Andrew, Justin</text:p>
          </table:table-cell>
          <table:table-cell office:value-type="string">
            <text:p>9 March</text:p>
          </table:table-cell>
          <table:table-cell table:number-columns-repeated="3"/>
          <table:table-cell table:style-name="ce4"/>
          <table:table-cell table:number-columns-repeated="11"/>
        </table:table-row>
        <table:table-row table:style-name="ro3">
          <table:table-cell office:value-type="string">
            <text:p>GPS Data to ARM board</text:p>
          </table:table-cell>
          <table:table-cell office:value-type="string">
            <text:p>GPS position is displayed on ARM</text:p>
          </table:table-cell>
          <table:table-cell office:value-type="string">
            <text:p>Via, Justin</text:p>
          </table:table-cell>
          <table:table-cell office:value-type="string">
            <text:p>20 March</text:p>
          </table:table-cell>
          <table:table-cell table:number-columns-repeated="5"/>
          <table:table-cell table:style-name="ce5"/>
          <table:table-cell table:number-columns-repeated="9"/>
        </table:table-row>
        <table:table-row table:style-name="ro3">
          <table:table-cell office:value-type="string">
            <text:p>Filesystem</text:p>
          </table:table-cell>
          <table:table-cell office:value-type="string">
            <text:p>Successful text file creation on a computer-readable filesystem</text:p>
          </table:table-cell>
          <table:table-cell office:value-type="string">
            <text:p>Via</text:p>
          </table:table-cell>
          <table:table-cell office:value-type="string">
            <text:p>13 March</text:p>
          </table:table-cell>
          <table:table-cell table:number-columns-repeated="2"/>
          <table:table-cell table:style-name="ce4" table:number-columns-repeated="3"/>
          <table:table-cell table:number-columns-repeated="10"/>
        </table:table-row>
        <table:table-row table:style-name="ro3">
          <table:table-cell office:value-type="string">
            <text:p>Fancy Display</text:p>
          </table:table-cell>
          <table:table-cell office:value-type="string">
            <text:p>The fancy display looks nice, and has spots for pertinent information to go</text:p>
          </table:table-cell>
          <table:table-cell office:value-type="string">
            <text:p>Andrew</text:p>
          </table:table-cell>
          <table:table-cell office:value-type="string">
            <text:p>13 March</text:p>
          </table:table-cell>
          <table:table-cell table:number-columns-repeated="2"/>
          <table:table-cell table:style-name="ce4" table:number-columns-repeated="3"/>
          <table:table-cell table:number-columns-repeated="10"/>
        </table:table-row>
        <table:table-row table:style-name="ro3">
          <table:table-cell office:value-type="string">
            <text:p>Web Server</text:p>
          </table:table-cell>
          <table:table-cell office:value-type="string">
            <text:p>Custom content is displayed on the webpage</text:p>
          </table:table-cell>
          <table:table-cell office:value-type="string">
            <text:p>Andrew</text:p>
          </table:table-cell>
          <table:table-cell office:value-type="string">
            <text:p>1 March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3">
          <table:table-cell office:value-type="string">
            <text:p>Position Calculation on ARM</text:p>
          </table:table-cell>
          <table:table-cell office:value-type="string">
            <text:p>Position calculator output is fed to ARM display and other interfaces</text:p>
          </table:table-cell>
          <table:table-cell office:value-type="string">
            <text:p>Mitch, Justin</text:p>
          </table:table-cell>
          <table:table-cell office:value-type="string">
            <text:p>18 March</text:p>
          </table:table-cell>
          <table:table-cell table:number-columns-repeated="4"/>
          <table:table-cell table:style-name="ce5" table:number-columns-repeated="2"/>
          <table:table-cell table:number-columns-repeated="9"/>
        </table:table-row>
        <table:table-row table:style-name="ro3">
          <table:table-cell/>
          <table:table-cell table:style-name="Default" table:number-columns-repeated="2"/>
          <table:table-cell table:number-columns-repeated="16"/>
        </table:table-row>
        <table:table-row table:style-name="ro3">
          <table:table-cell table:number-columns-repeated="19"/>
        </table:table-row>
        <table:table-row table:style-name="ro3">
          <table:table-cell table:style-name="ce1" office:value-type="string">
            <text:p>Integration</text:p>
          </table:table-cell>
          <table:table-cell table:number-columns-repeated="18"/>
        </table:table-row>
        <table:table-row table:style-name="ro3">
          <table:table-cell office:value-type="string">
            <text:p>Actual Position Data to Web Server</text:p>
          </table:table-cell>
          <table:table-cell office:value-type="string">
            <text:p>GPSr position data, and calculated position is displayed on the webpage</text:p>
          </table:table-cell>
          <table:table-cell office:value-type="string">
            <text:p>ALL the people</text:p>
          </table:table-cell>
          <table:table-cell office:value-type="string">
            <text:p>5 April</text:p>
          </table:table-cell>
          <table:table-cell table:number-columns-repeated="7"/>
          <table:table-cell table:style-name="ce6"/>
          <table:table-cell table:number-columns-repeated="7"/>
        </table:table-row>
        <table:table-row table:style-name="ro3">
          <table:table-cell office:value-type="string">
            <text:p>Position Data to Filesystem</text:p>
          </table:table-cell>
          <table:table-cell office:value-type="string">
            <text:p>GPSr position data, and calculated position is written to a flat text file</text:p>
          </table:table-cell>
          <table:table-cell office:value-type="string">
            <text:p>ALL the people</text:p>
          </table:table-cell>
          <table:table-cell office:value-type="string">
            <text:p>5 April</text:p>
          </table:table-cell>
          <table:table-cell table:number-columns-repeated="7"/>
          <table:table-cell table:style-name="ce6"/>
          <table:table-cell table:number-columns-repeated="7"/>
        </table:table-row>
        <table:table-row table:style-name="ro3">
          <table:table-cell office:value-type="string">
            <text:p>Position Data to Display</text:p>
          </table:table-cell>
          <table:table-cell office:value-type="string">
            <text:p>GPSr position data, and calculated position is displayed on the 'fancy display'</text:p>
          </table:table-cell>
          <table:table-cell office:value-type="string">
            <text:p>ALL the people</text:p>
          </table:table-cell>
          <table:table-cell office:value-type="string">
            <text:p>5 April</text:p>
          </table:table-cell>
          <table:table-cell table:number-columns-repeated="7"/>
          <table:table-cell table:style-name="ce6"/>
          <table:table-cell table:number-columns-repeated="7"/>
        </table:table-row>
        <table:table-row table:style-name="ro3">
          <table:table-cell office:value-type="string">
            <text:p>Final Project Demonstration</text:p>
          </table:table-cell>
          <table:table-cell office:value-type="string">
            <text:p>Project completed, demonstrated</text:p>
          </table:table-cell>
          <table:table-cell office:value-type="string">
            <text:p>ALL the people</text:p>
          </table:table-cell>
          <table:table-cell office:value-type="string">
            <text:p>24 April</text:p>
          </table:table-cell>
          <table:table-cell table:number-columns-repeated="9"/>
          <table:table-cell table:style-name="ce6" table:number-columns-repeated="2"/>
          <table:table-cell table:number-columns-repeated="4"/>
        </table:table-row>
        <table:table-row table:style-name="ro3">
          <table:table-cell office:value-type="string">
            <text:p>Final Report</text:p>
          </table:table-cell>
          <table:table-cell office:value-type="string">
            <text:p>Report completed, submitted.</text:p>
          </table:table-cell>
          <table:table-cell office:value-type="string">
            <text:p>ALL the people</text:p>
          </table:table-cell>
          <table:table-cell office:value-type="string">
            <text:p>3 May</text:p>
          </table:table-cell>
          <table:table-cell table:number-columns-repeated="9"/>
          <table:table-cell table:style-name="ce6" table:number-columns-repeated="4"/>
          <table:table-cell table:number-columns-repeated="2"/>
        </table:table-row>
        <table:table-row table:style-name="ro3">
          <table:table-cell office:value-type="string">
            <text:p>Board Assembly</text:p>
          </table:table-cell>
          <table:table-cell office:value-type="string">
            <text:p>It works</text:p>
          </table:table-cell>
          <table:table-cell office:value-type="string">
            <text:p>ALL the people</text:p>
          </table:table-cell>
          <table:table-cell office:value-type="string">
            <text:p>20 March</text:p>
          </table:table-cell>
          <table:table-cell table:number-columns-repeated="5"/>
          <table:table-cell table:style-name="ce6"/>
          <table:table-cell table:number-columns-repeated="9"/>
        </table:table-row>
        <table:table-row table:style-name="ro3">
          <table:table-cell table:number-columns-repeated="19"/>
        </table:table-row>
        <table:table-row table:style-name="ro3">
          <table:table-cell table:style-name="ce1" office:value-type="string">
            <text:p>Design Dependencies</text:p>
          </table:table-cell>
          <table:table-cell table:number-columns-repeated="18"/>
        </table:table-row>
        <table:table-row table:style-name="ro3">
          <table:table-cell office:value-type="string">
            <text:p>Position Calculation Algorithm</text:p>
          </table:table-cell>
          <table:table-cell office:value-type="string">
            <text:p>Given reasonable RSSI input, the position calculator provides some reasonable position output</text:p>
          </table:table-cell>
          <table:table-cell office:value-type="string">
            <text:p>Mitch</text:p>
          </table:table-cell>
          <table:table-cell office:value-type="string">
            <text:p>9 March</text:p>
          </table:table-cell>
          <table:table-cell table:number-columns-repeated="3"/>
          <table:table-cell table:style-name="ce5"/>
          <table:table-cell table:number-columns-repeated="11"/>
        </table:table-row>
        <table:table-row table:style-name="ro3">
          <table:table-cell office:value-type="string">
            <text:p>Node PCB design</text:p>
          </table:table-cell>
          <table:table-cell office:value-type="string">
            <text:p>It exists</text:p>
          </table:table-cell>
          <table:table-cell office:value-type="string">
            <text:p>Mitch, Andrew</text:p>
          </table:table-cell>
          <table:table-cell office:value-type="string">
            <text:p>9 March</text:p>
          </table:table-cell>
          <table:table-cell table:number-columns-repeated="3"/>
          <table:table-cell table:style-name="ce5"/>
          <table:table-cell table:number-columns-repeated="11"/>
        </table:table-row>
        <table:table-row table:style-name="ro3">
          <table:table-cell office:value-type="string">
            <text:p>Calibration Sequence</text:p>
          </table:table-cell>
          <table:table-cell office:value-type="string">
            <text:p>ARM Display or Web page displays GPS position of all three receiever nodes</text:p>
          </table:table-cell>
          <table:table-cell office:value-type="string">
            <text:p>Andrew</text:p>
          </table:table-cell>
          <table:table-cell office:value-type="string">
            <text:p>27 March</text:p>
          </table:table-cell>
          <table:table-cell table:number-columns-repeated="5"/>
          <table:table-cell table:style-name="ce5" table:number-columns-repeated="2"/>
          <table:table-cell table:number-columns-repeated="8"/>
        </table:table-row>
        <table:table-row table:style-name="ro3" table:number-rows-repeated="3">
          <table:table-cell table:number-columns-repeated="19"/>
        </table:table-row>
        <table:table-row table:style-name="ro1" table:number-rows-repeated="104853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7">02/17/2012</text:date>, <text:time>13:0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7T10:58:36</meta:creation-date>
    <dc:date>2012-02-17T13:08:32</dc:date>
    <meta:editing-duration>PT1H36M46S</meta:editing-duration>
    <meta:editing-cycles>12</meta:editing-cycles>
    <meta:generator>LibreOffice/3.4$Unix LibreOffice_project/340m1$Build-502</meta:generator>
    <meta:document-statistic meta:table-count="3" meta:cell-count="119" meta:object-count="65"/>
  </office:meta>
</office:document-meta>
</file>